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125" officeooo:paragraph-rsid="00106125"/>
    </style:style>
    <style:style style:name="P2" style:family="paragraph" style:parent-style-name="Standard">
      <style:text-properties fo:font-size="15pt" fo:font-weight="bold" officeooo:rsid="00106125" officeooo:paragraph-rsid="00106125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06125" officeooo:paragraph-rsid="0011715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06125" officeooo:paragraph-rsid="0011e39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0b3ff" officeooo:paragraph-rsid="0010b3f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17159" officeooo:paragraph-rsid="00117159" style:font-size-asian="15pt" style:font-weight-asian="bold" style:font-size-complex="15pt" style:font-weight-complex="bold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17159" style:language-asian="zh" style:country-asian="CN"/>
    </style:style>
    <style:style style:name="T3" style:family="text">
      <style:text-properties officeooo:rsid="0011e393" style:language-asian="zh" style:country-asian="CN"/>
    </style:style>
    <style:style style:name="T4" style:family="text">
      <style:text-properties officeooo:rsid="0013b932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FileWriter <text:s/>fw=new FileWriter("c.txt");<text:span text:style-name="T1">创建一个输出流</text:span></text:p>
      <text:p text:style-name="P2"><text:span text:style-name="T1">fw.write("你好java");向文件中写入数据</text:span></text:p>
      <text:p text:style-name="P2"><text:span text:style-name="T1">fw.flush();字符流的特点:清空缓冲区，把内容写入到文件中</text:span></text:p>
      <text:p text:style-name="P2"><text:span text:style-name="T1">finally{//关闭通道,释放资源</text:span></text:p>
      <text:p text:style-name="P2"><text:span text:style-name="T1">fw.close();关闭输出出现时会先清理缓冲区</text:span></text:p>
      <text:p text:style-name="P5"><text:span text:style-name="T1">创建输出流的追加构造器,后面加上true</text:span></text:p>
      <text:p text:style-name="P5"><text:span text:style-name="T1">fw=new FileWriter("b.txt",true);</text:span></text:p>
      <text:p text:style-name="P5"><text:span text:style-name="T1">把新的内容添加到有内容的</text:span></text:p>
      <text:p text:style-name="P5"><text:span text:style-name="T1">fw.write("I love you");</text:span></text:p>
      <text:p text:style-name="P5"><text:span text:style-name="T1"/></text:p>
      <text:p text:style-name="P6"><text:span text:style-name="T1">输出的换行</text:span></text:p>
      <text:p text:style-name="P3"><text:span text:style-name="T1"><text:s text:c="2"/></text:span><text:span text:style-name="T2">把文本写入文件中\n代表换行</text:span></text:p>
      <text:p text:style-name="P3"><text:span text:style-name="T2"><text:s text:c="2"/>问题是不同的环境下换行的方式也不一样</text:span></text:p>
      <text:p text:style-name="P3"><text:span text:style-name="T2">Windows下；使用\r\n</text:span></text:p>
      <text:p text:style-name="P3"><text:span text:style-name="T2">//</text:span><text:span text:style-name="T4">内容换行为了兼容记事本建议使用\r\n</text:span></text:p>
      <text:p text:style-name="P4"><text:span text:style-name="T3">fw.write("I love you"+"\r\n");//在输出流的字符后面加</text:span><text:span text:style-name="T1"><text:tab/></text:span></text:p>
      <text:p text:style-name="P1"><text:span text:style-name="T1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1S</meta:editing-duration>
    <meta:editing-cycles>6</meta:editing-cycles>
    <meta:generator>LibreOffice/5.3.0.3$Windows_X86_64 LibreOffice_project/7074905676c47b82bbcfbea1aeefc84afe1c50e1</meta:generator>
    <dc:date>2017-12-28T12:23:16.104000000</dc:date>
    <meta:document-statistic meta:table-count="0" meta:image-count="0" meta:object-count="0" meta:page-count="1" meta:paragraph-count="16" meta:word-count="176" meta:character-count="362" meta:non-whitespace-character-count="344"/>
    <meta:user-defined meta:name="Info 1"/>
    <meta:user-defined meta:name="Info 2"/>
    <meta:user-defined meta:name="Info 3"/>
    <meta:user-defined meta:name="Info 4"/>
  </office:meta>
</office:document-meta>
</file>